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5"/>
          <table:table-cell table:style-name="ce25" table:formula="of:=IF([.F4]=1;&quot;Nie jest pierwsza, ani złożona&quot;;IF(COUNTIF([.B6:.B6005];0)=2;&quot;Jest liczbą pierwszą&quot;;&quot;Nie jest liczbą pierwszą&quot;))" office:value-type="string" office:string-value="Jest liczbą pierwszą" calcext:value-type="string" table:number-columns-spanned="4" table:number-rows-spanned="2">
            <text:p>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4">
          <table:table-cell table:formula="of:=COUNTIF([.B7:.B6005];0)" office:value-type="float" office:value="1" calcext:value-type="float">
            <text:p>1</text:p>
          </table:table-cell>
          <table:table-cell table:formula="of:=MOD([.$F$4];[.A6])" office:value-type="float" office:value="0" calcext:value-type="float">
            <text:p>0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2" calcext:value-type="float">
            <text:p>2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2" calcext:value-type="float">
            <text:p>2</text:p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21:13:14.79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21:14:28.437000000</dc:date>
    <meta:generator>LibreOffice/5.3.3.2$Windows_x86 LibreOffice_project/3d9a8b4b4e538a85e0782bd6c2d430bafe583448</meta:generator>
    <meta:editing-duration>PT12M15S</meta:editing-duration>
    <meta:editing-cycles>4</meta:editing-cycles>
    <meta:document-statistic meta:table-count="3" meta:cell-count="12007" meta:object-count="0"/>
  </office:meta>
</office:document-meta>
</file>